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name-asian="ArialMT" style:font-size-asian="12pt" style:font-name-complex="ArialMT" style:font-size-complex="12pt"/>
    </style:style>
    <style:style style:name="T5" style:family="text">
      <style:text-properties style:font-name="Arial1"/>
    </style:style>
    <style:style style:name="T6" style:family="text">
      <style:text-properties style:font-name="Arial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4</text:p>
      <text:p text:style-name="P3"/>
      <text:p text:style-name="P4">Dátum stretnutia:<text:span text:style-name="T1"><text:tab/>4. 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6. 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 a dostupnosť technických prostriedkov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4">zhodnotenie stavu projektu</text:p>
        </text:list-item>
        <text:list-item>
          <text:p text:style-name="P24">naším cieľom je nasadiť systém do skúšobnej prevádzky do konca marca</text:p>
        </text:list-item>
        <text:list-item>
          <text:p text:style-name="P24">z tohto dôvodu treba:</text:p>
          <text:list>
            <text:list-item>
              <text:p text:style-name="P24">získať školský server na skúšobnú prevádzku systému – úloha: kontaktovať p. Lacka</text:p>
            </text:list-item>
            <text:list-item>
              <text:p text:style-name="P24">previazať systém s databázou AIS – úloha: kontaktovať p. Steinm<text:span text:style-name="T3">ü</text:span>llera ohľadom poskytnutia dumpu databázy AIS</text:p>
            </text:list-item>
          </text:list>
        </text:list-item>
        <text:list-item>
          <text:p text:style-name="P24">doc. Minárová navrhla otestovať systém v rámci skúšobnej prevádzky absolventmi, napr. členmi minuloročného tímu a doktorandmi</text:p>
        </text:list-item>
        <text:list-item>
          <text:p text:style-name="P24">konzultácia ohľadom ankiet a štatistík s Ďurajkom</text:p>
        </text:list-item>
        <text:list-item>
          <text:p text:style-name="P24">konzultácia ohľadom postupu pri zabezpečovaní technických prostriedkov na testovanie systému</text:p>
        </text:list-item>
        <text:list-item>
          <text:p text:style-name="P24"><text:soft-page-break/>práca na implementácii vybraných častí systému</text:p>
        </text:list-item>
      </text:list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1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3.1</text:p>
          </table:table-cell>
          <table:table-cell table:style-name="Tabuľka1.A2" office:value-type="string">
            <text:p text:style-name="P22">PC, JHE</text:p>
          </table:table-cell>
          <table:table-cell table:style-name="Tabuľka1.A2" office:value-type="string">
            <text:p text:style-name="P23">revízia príspevku na IIT.SRC 2008</text:p>
          </table:table-cell>
          <table:table-cell table:style-name="Tabuľka1.A2" office:value-type="string">
            <text:p text:style-name="P22">18. 2. 08</text:p>
          </table:table-cell>
          <table:table-cell table:style-name="Tabuľka1.A4" office:value-type="string">
            <text:p text:style-name="P22">1. 3. 08</text:p>
          </table:table-cell>
          <table:table-cell table:style-name="Tabuľka1.A2" office:value-type="string">
            <text:p text:style-name="P22">1. 3. 08</text:p>
          </table:table-cell>
          <table:table-cell table:style-name="Tabuľka1.G2" office:value-type="string">
            <text:p text:style-name="P22">ukončené</text:p>
          </table:table-cell>
        </table:table-row>
        <table:table-row table:style-name="Tabuľka1.4">
          <table:table-cell table:style-name="Tabuľka1.A4" office:value-type="string">
            <text:p text:style-name="P21">13.2</text:p>
          </table:table-cell>
          <table:table-cell table:style-name="Tabuľka1.A2" office:value-type="string">
            <text:p text:style-name="P22">JG, JHO, PF</text:p>
          </table:table-cell>
          <table:table-cell table:style-name="Tabuľka1.A2" office:value-type="string">
            <text:p text:style-name="P23">odovzdať vypracovaný príspevok na IIT.SRC 2008</text:p>
          </table:table-cell>
          <table:table-cell table:style-name="Tabuľka1.A2" office:value-type="string">
            <text:p text:style-name="P22">18. 2. 08</text:p>
          </table:table-cell>
          <table:table-cell table:style-name="Tabuľka1.A4" office:value-type="string">
            <text:p text:style-name="P22">1. 3. 08</text:p>
          </table:table-cell>
          <table:table-cell table:style-name="Tabuľka1.A2" office:value-type="string">
            <text:p text:style-name="P22">1. 3. 08</text:p>
          </table:table-cell>
          <table:table-cell table:style-name="Tabuľka1.G2" office:value-type="string">
            <text:p text:style-name="P22">ukončené</text:p>
          </table:table-cell>
        </table:table-row>
        <table:table-row table:style-name="Tabuľka1.4">
          <table:table-cell table:style-name="Tabuľka1.A4" office:value-type="string">
            <text:p text:style-name="P21">13.3</text:p>
          </table:table-cell>
          <table:table-cell table:style-name="Tabuľka1.A2" office:value-type="string">
            <text:p text:style-name="P22">PC</text:p>
          </table:table-cell>
          <table:table-cell table:style-name="Tabuľka1.A2" office:value-type="string">
            <text:p text:style-name="P23">informovať doc. Minárovú o odovzdaní príspevku</text:p>
          </table:table-cell>
          <table:table-cell table:style-name="Tabuľka1.A2" office:value-type="string">
            <text:p text:style-name="P22">26. 2. 08</text:p>
          </table:table-cell>
          <table:table-cell table:style-name="Tabuľka1.A4" office:value-type="string">
            <text:p text:style-name="P22">4. 3. 08</text:p>
          </table:table-cell>
          <table:table-cell table:style-name="Tabuľka1.A2" office:value-type="string">
            <text:p text:style-name="P22">2. 3. 08</text:p>
          </table:table-cell>
          <table:table-cell table:style-name="Tabuľka1.G2" office:value-type="string">
            <text:p text:style-name="P22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4.1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20"><text:span text:style-name="T4">napísať mail p</text:span><text:span text:style-name="T6">. Steinmüllerovi ohľadom dumpu databázy Yonban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2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napísať mail <text:span text:style-name="T5">p. Lackovi ohľadom testovacieho servera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3</text:p>
          </table:table-cell>
          <table:table-cell table:style-name="Tabuľka2.A2" office:value-type="string">
            <text:p text:style-name="P15">JG, JHO</text:p>
          </table:table-cell>
          <table:table-cell table:style-name="Tabuľka2.A2" office:value-type="string">
            <text:p text:style-name="P14">sprevádzkovať testovací server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10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08:40</dc:date>
    <meta:editing-cycles>16</meta:editing-cycles>
    <meta:editing-duration>PT3H37M1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5" meta:word-count="350" meta:character-count="2050"/>
  </office:meta>
</office:document-meta>
</file>